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Exporter.destro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dpointExporter.depl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dpointExporter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Expor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Exporter.getServiceUni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dpointExporter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pointExporter.setEndpoints( Collection &lt; Endpoint &gt;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Exporter.getEndpoi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dpointExporter.setBundleContext( BundleContext bundl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